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0ff6" officeooo:paragraph-rsid="00080ff6"/>
    </style:style>
    <style:style style:name="P2" style:family="paragraph" style:parent-style-name="Standard">
      <style:text-properties officeooo:rsid="000b92a3" officeooo:paragraph-rsid="000b92a3"/>
    </style:style>
    <style:style style:name="P3" style:family="paragraph" style:parent-style-name="Standard">
      <style:text-properties officeooo:rsid="000d7fa7" officeooo:paragraph-rsid="000d7fa7"/>
    </style:style>
    <style:style style:name="P4" style:family="paragraph" style:parent-style-name="Standard">
      <style:text-properties fo:color="#c9211e" loext:opacity="100%" officeooo:rsid="000b92a3" officeooo:paragraph-rsid="000b92a3"/>
    </style:style>
    <style:style style:name="P5" style:family="paragraph" style:parent-style-name="Standard">
      <style:text-properties fo:color="#c9211e" loext:opacity="100%" officeooo:rsid="000d7fa7" officeooo:paragraph-rsid="000d7fa7"/>
    </style:style>
    <style:style style:name="P6" style:family="paragraph" style:parent-style-name="Standard">
      <style:text-properties style:use-window-font-color="true" loext:opacity="0%" officeooo:rsid="000b92a3" officeooo:paragraph-rsid="000b92a3" fo:background-color="#00a933"/>
    </style:style>
    <style:style style:name="P7" style:family="paragraph" style:parent-style-name="Standard">
      <style:text-properties officeooo:rsid="000d7fa7" officeooo:paragraph-rsid="000d7fa7" fo:background-color="#ffff00"/>
    </style:style>
    <style:style style:name="P8" style:family="paragraph" style:parent-style-name="Standard">
      <style:text-properties officeooo:rsid="000f566e" officeooo:paragraph-rsid="000f566e"/>
    </style:style>
    <style:style style:name="P9" style:family="paragraph" style:parent-style-name="Standard">
      <style:text-properties officeooo:rsid="000d7fa7" officeooo:paragraph-rsid="000d7fa7" fo:background-color="#00a933"/>
    </style:style>
    <style:style style:name="P10" style:family="paragraph" style:parent-style-name="Standard">
      <style:text-properties officeooo:rsid="000b92a3" officeooo:paragraph-rsid="000b92a3" fo:background-color="#00a933"/>
    </style:style>
    <style:style style:name="P11" style:family="paragraph" style:parent-style-name="Standard">
      <style:text-properties officeooo:rsid="00131abc" officeooo:paragraph-rsid="00131abc"/>
    </style:style>
    <style:style style:name="P12" style:family="paragraph" style:parent-style-name="Standard">
      <style:text-properties officeooo:rsid="00154db9" officeooo:paragraph-rsid="00154db9"/>
    </style:style>
    <style:style style:name="P13" style:family="paragraph" style:parent-style-name="Standard">
      <style:text-properties fo:font-weight="bold" officeooo:rsid="000f566e" officeooo:paragraph-rsid="000f566e" style:font-weight-asian="bold" style:font-weight-complex="bold"/>
    </style:style>
    <style:style style:name="P14" style:family="paragraph" style:parent-style-name="Standard">
      <style:text-properties fo:font-weight="bold" officeooo:rsid="00154db9" officeooo:paragraph-rsid="00154db9" style:font-weight-asian="bold" style:font-weight-complex="bold"/>
    </style:style>
    <style:style style:name="T1" style:family="text">
      <style:text-properties officeooo:rsid="000d7fa7"/>
    </style:style>
    <style:style style:name="T2" style:family="text">
      <style:text-properties officeooo:rsid="00105774"/>
    </style:style>
    <style:style style:name="T3" style:family="text">
      <style:text-properties officeooo:rsid="0011d3ab"/>
    </style:style>
    <style:style style:name="T4" style:family="text">
      <style:text-properties officeooo:rsid="00154db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GENE ISOFORMS</text:p>
      <text:p text:style-name="P1"/>
      <text:p text:style-name="P1">gencode.py → changed the version downloaded used: by it always downloaded the v39. Now it downloads the last version (the one detected in: <text:a xlink:type="simple" xlink:href="https://ftp.ebi.ac.uk/pub/databases/gencode/Gencode_human/latest_release/" text:style-name="Internet_20_link" text:visited-style-name="Visited_20_Internet_20_Link">https://ftp.ebi.ac.uk/pub/databases/gencode/Gencode_human/latest_release/</text:a>)</text:p>
      <text:p text:style-name="P1"/>
      <text:p text:style-name="P1">we have downloaded the gencode.v43.annotation.gff3.gz</text:p>
      <text:p text:style-name="P1"/>
      <text:p text:style-name="P1">it contains ##sequence-region chrX 1 – xxx</text:p>
      <text:p text:style-name="P1">each time that it changes the chromosome indicating the chromosome annotated in the following lines and the length (bp) </text:p>
      <text:p text:style-name="P1"/>
      <text:p text:style-name="P1">the colomns are the following:</text:p>
      <text:p text:style-name="P1"/>
      <text:p text:style-name="P1">- Chromosome name</text:p>
      <text:p text:style-name="P1">- Annotation source (e.g. HAVANA)</text:p>
      <text:p text:style-name="P1">- Feature type ( gene, transcript, exon, start codon, end codon, CDS)</text:p>
      <text:p text:style-name="P1">- Start and end coordinates of the feature</text:p>
      <text:p text:style-name="P1">- Strand direction (+ or -)</text:p>
      <text:p text:style-name="P1">- Various properties and attributes of the feature, represented as key-value pairs (e.g. gene_id, gene_name…)</text:p>
      <text:p text:style-name="P1"/>
      <text:p text:style-name="P1">each gene is associated with one or more transcripts, and each transcript may have multiple exon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GENE TABLE (GENCODE)</text:p>
      <text:p text:style-name="P2"/>
      <text:p text:style-name="P2">All fields:<text:tab/><text:tab/><text:tab/>if X means that the field is not present in all genes</text:p>
      <text:p text:style-name="P2"/>
      <text:p text:style-name="P2">- gene_id</text:p>
      <text:p text:style-name="P10">- tag </text:p>
      <text:p text:style-name="P10">- ID</text:p>
      <text:p text:style-name="P2">- gene_name</text:p>
      <text:p text:style-name="P2">- gene_type</text:p>
      <text:p text:style-name="P2">- level</text:p>
      <text:p text:style-name="P2">- havana_gene X</text:p>
      <text:p text:style-name="P2">- artif_dupl X</text:p>
      <text:p text:style-name="P2">- hgnc_id <text:span text:style-name="T1">X</text:span></text:p>
      <text:p text:style-name="P2">- <text:span text:style-name="T1">start_position</text:span></text:p>
      <text:p text:style-name="P2">- <text:span text:style-name="T1">end_position</text:span></text:p>
      <text:p text:style-name="P2">- <text:span text:style-name="T1">chromosome</text:span></text:p>
      <text:p text:style-name="P2"/>
      <text:p text:style-name="P2"/>
      <text:p text:style-name="P2">TRANSCRIPTS TABLE (GENCODE)</text:p>
      <text:p text:style-name="P2"/>
      <text:p text:style-name="P2">All fields:</text:p>
      <text:p text:style-name="P2"/>
      <text:p text:style-name="P2">gene_id</text:p>
      <text:p text:style-name="P4">gene_name</text:p>
      <text:p text:style-name="P4">havana_gene X</text:p>
      <text:p text:style-name="P4">hgnc_id X</text:p>
      <text:p text:style-name="P6">tag <text:span text:style-name="T2">X</text:span></text:p>
      <text:p text:style-name="P2">havana_transcript X</text:p>
      <text:p text:style-name="P2">protein_id X</text:p>
      <text:p text:style-name="P2">transcript_id</text:p>
      <text:p text:style-name="P6">gene_type</text:p>
      <text:p text:style-name="P4">level</text:p>
      <text:p text:style-name="P2">ont X</text:p>
      <text:p text:style-name="P2">ccdsid X</text:p>
      <text:p text:style-name="P2">transcript_type</text:p>
      <text:p text:style-name="P2">transcript_name</text:p>
      <text:p text:style-name="P6">ID</text:p>
      <text:p text:style-name="P2">Parent</text:p>
      <text:p text:style-name="P2">transcript_support_level X</text:p>
      <text:p text:style-name="P3">start_position</text:p>
      <text:p text:style-name="P3">end_position</text:p>
      <text:p text:style-name="P3">chromosom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>EXON TABLE (GENCODE)</text:p>
      <text:p text:style-name="P2"/>
      <text:p text:style-name="P3">All fields: </text:p>
      <text:p text:style-name="P3"/>
      <text:p text:style-name="P3"/>
      <text:p text:style-name="P5">gene_id</text:p>
      <text:p text:style-name="P5">transcript_support_level X</text:p>
      <text:p text:style-name="P9">ID</text:p>
      <text:p text:style-name="P7">ccdsid X</text:p>
      <text:p text:style-name="P7">ont X</text:p>
      <text:p text:style-name="P5">transcript_name</text:p>
      <text:p text:style-name="P3">exon_number</text:p>
      <text:p text:style-name="P5">transcript_type</text:p>
      <text:p text:style-name="P3">hgnc_id X</text:p>
      <text:p text:style-name="P3">Parent</text:p>
      <text:p text:style-name="P3">tag X</text:p>
      <text:p text:style-name="P5">havana_transcript X</text:p>
      <text:p text:style-name="P5">havana_gene X</text:p>
      <text:p text:style-name="P3">exon_id</text:p>
      <text:p text:style-name="P5">gene_name</text:p>
      <text:p text:style-name="P3">level</text:p>
      <text:p text:style-name="P5">transcript_id</text:p>
      <text:p text:style-name="P5">gene_type</text:p>
      <text:p text:style-name="P5">protein_id X</text:p>
      <text:p text:style-name="P3">start_position</text:p>
      <text:p text:style-name="P3">end_position</text:p>
      <text:p text:style-name="P3">chromosome</text:p>
      <text:p text:style-name="P3"/>
      <text:p text:style-name="P3"/>
      <text:p text:style-name="P3"/>
      <text:p text:style-name="P8">CDS TABLE (GENCODE)</text:p>
      <text:p text:style-name="P8"/>
      <text:p text:style-name="P8">All fields:</text:p>
      <text:p text:style-name="P8">exon_id</text:p>
      <text:p text:style-name="P8">gene_type</text:p>
      <text:p text:style-name="P8">gene_id</text:p>
      <text:p text:style-name="P8">ccdsid <text:span text:style-name="T3">X</text:span></text:p>
      <text:p text:style-name="P8">Parent</text:p>
      <text:p text:style-name="P8">ID</text:p>
      <text:p text:style-name="P8">hgnc_id <text:span text:style-name="T3">X</text:span></text:p>
      <text:p text:style-name="P8">exon_number</text:p>
      <text:p text:style-name="P8">tag <text:span text:style-name="T3">X</text:span></text:p>
      <text:p text:style-name="P8">havana_gene <text:span text:style-name="T2">X</text:span></text:p>
      <text:p text:style-name="P8">transcript_support_level <text:span text:style-name="T3">X</text:span></text:p>
      <text:p text:style-name="P8">gene_name</text:p>
      <text:p text:style-name="P8"><text:soft-page-break/>transcript_type</text:p>
      <text:p text:style-name="P8">protein_id</text:p>
      <text:p text:style-name="P8">havana_transcript <text:span text:style-name="T3">X</text:span></text:p>
      <text:p text:style-name="P8">level</text:p>
      <text:p text:style-name="P8">transcript_id</text:p>
      <text:p text:style-name="P8">transcript_name</text:p>
      <text:p text:style-name="P8"/>
      <text:p text:style-name="P8"/>
      <text:p text:style-name="P8"/>
      <text:p text:style-name="P14">gencode exon fields:</text:p>
      <text:p text:style-name="P12"/>
      <text:p text:style-name="P12">gene_id</text:p>
      <text:p text:style-name="P12">gene_name</text:p>
      <text:p text:style-name="P12">transcript_name</text:p>
      <text:p text:style-name="P12">hgnc_id</text:p>
      <text:p text:style-name="P12">transcript_id</text:p>
      <text:p text:style-name="P12">level</text:p>
      <text:p text:style-name="P12">ont</text:p>
      <text:p text:style-name="P12">id</text:p>
      <text:p text:style-name="P12">parent</text:p>
      <text:p text:style-name="P12">protein_id</text:p>
      <text:p text:style-name="P12">transcript_type</text:p>
      <text:p text:style-name="P12">havana_transcript</text:p>
      <text:p text:style-name="P12">exon_number</text:p>
      <text:p text:style-name="P12">havana_gene</text:p>
      <text:p text:style-name="P12">ccdsid</text:p>
      <text:p text:style-name="P12">exon_id</text:p>
      <text:p text:style-name="P12">transcript_support_level</text:p>
      <text:p text:style-name="P12">gene_type</text:p>
      <text:p text:style-name="P12">tag</text:p>
      <text:p text:style-name="P8"/>
      <text:p text:style-name="P13"/>
      <text:p text:style-name="P13">refseq <text:span text:style-name="T4">exon </text:span>fields : </text:p>
      <text:p text:style-name="P13"/>
      <text:p text:style-name="P8">gbkey</text:p>
      <text:p text:style-name="P8">anticodon</text:p>
      <text:p text:style-name="P8">gene</text:p>
      <text:p text:style-name="P8">note</text:p>
      <text:p text:style-name="P8">exception</text:p>
      <text:p text:style-name="P8">transcript_id</text:p>
      <text:p text:style-name="P8">experiment</text:p>
      <text:p text:style-name="P8">product</text:p>
      <text:p text:style-name="P8">codons</text:p>
      <text:p text:style-name="P8">pseudo</text:p>
      <text:p text:style-name="P8">parent</text:p>
      <text:p text:style-name="P8">inference</text:p>
      <text:p text:style-name="P8">end_range</text:p>
      <text:p text:style-name="P8">standard_name</text:p>
      <text:p text:style-name="P8">number</text:p>
      <text:p text:style-name="P8">partial</text:p>
      <text:p text:style-name="P8">model_evidence</text:p>
      <text:p text:style-name="P8">dbxref</text:p>
      <text:p text:style-name="P8"><text:soft-page-break/>exon_number</text:p>
      <text:p text:style-name="P8">id</text:p>
      <text:p text:style-name="P8">tag</text:p>
      <text:p text:style-name="P8">start_range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REFSEQ FIELDS:</text:p>
      <text:p text:style-name="P11"/>
      <text:p text:style-name="P11">{'meiotic_recombination_region', 'snRNA', 'nucleotide_motif', 'TATA_box', 'sequence_alteration', 'pseudogene', 'nucleotide_cleavage_site', 'replication_regulatory_region', 'mobile_genetic_element', 'sequence_comparison', 'matrix_attachment_site', 'V_gene_segment', 'sequence_secondary_structure', 'J_gene_segment', 'region', 'tRNA', 'locus_control_region', 'recombination_feature', 'transcript', 'epigenetically_modified_region', 'direct_repeat', 'snoRNA', 'origin_of_replication', 'D_gene_segment', 'dispersed_repeat', 'ncRNA', <text:soft-page-break/>'transcriptional_cis_regulatory_region', 'regulatory_region', 'primary_transcript', 'mRNA', 'insulator', 'tandem_repeat', 'CAAT_signal', 'C_gene_segment', 'vault_RNA', 'match', 'sequence_alteration_artifact', 'minisatellite', 'CDS', 'antisense_RNA', 'miRNA', 'CAGE_cluster', 'enhancer_blocking_element', 'rRNA', 'sequence_feature', 'repeat_instability_region', 'repeat_region', 'mitotic_recombination_region', 'centromere', 'protein_binding_site', 'exon', 'GC_rich_promoter_region', 'RNase_MRP_RNA', 'conserved_region', 'promoter', 'cDNA_match', 'scRNA', 'microsatellite', 'imprinting_control_region', 'response_element', 'biological_region', 'silencer', 'D_loop', 'DNaseI_hypersensitive_site', 'lnc_RNA', 'telomerase_RNA', 'RNase_P_RNA', 'non_allelic_homologous_recombination_region', 'replication_start_site', 'enhancer', 'chromosome_breakpoint', 'gene', 'Y_RNA'}</text:p>
      <text:p text:style-name="P11"/>
      <text:p text:style-name="P11"/>
      <text:p text:style-name="P11">REFSEQ GENE TABLE</text:p>
      <text:p text:style-name="P11"/>
      <text:p text:style-name="P11">{, 'description', 'gene_biotype', 'gene_synonym', 'gbkey', 'Name', 'gene', 'end_range', 'ID', 'partial', 'start_range', 'exception'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9T12:44:43.504479834</meta:creation-date>
    <dc:date>2023-06-27T15:26:36.287868534</dc:date>
    <meta:editing-duration>P19DT4H54M5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6" meta:paragraph-count="140" meta:word-count="405" meta:character-count="3765" meta:non-whitespace-character-count="3493"/>
  </office:meta>
</office:document-meta>
</file>